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bdc733">
      <style:table-properties style:width="6.692in" table:align="margins"/>
    </style:style>
    <style:style style:family="table-column" style:name="a42fea8"/>
    <style:style style:family="table-cell" style:name="ad3f13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50c3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792a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8f21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aee5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67a7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16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6ce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cf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2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7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0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ceb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6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8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d2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67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5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90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f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c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0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bc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32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c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7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59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64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f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1b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6b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d5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b0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38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91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a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fb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1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67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93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d99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5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22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38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e8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27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8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1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70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0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6c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4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c3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3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36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99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1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a1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5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3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58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5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2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73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7f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b2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4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e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5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5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0bc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6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f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6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28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3b5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6b4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a5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9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ac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28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37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b6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7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9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c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c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3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2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8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b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4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a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9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c6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5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d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1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d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f2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5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6d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24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30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e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ac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e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5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6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e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e0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c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1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bb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14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6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c3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43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b2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08b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2b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00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12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252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2c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2b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63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7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105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eb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362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e9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92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8e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84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8b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a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1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3a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7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c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69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75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976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5d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8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91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e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e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f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b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c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8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55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1c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af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2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e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23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cc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0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2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9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4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297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3e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8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67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4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a2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c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3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0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5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04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a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d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8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2f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9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f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3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e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e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567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5b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e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8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c7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93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42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f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b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6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d6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3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f6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5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c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e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4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00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8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a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4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e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20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46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52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53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ef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4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e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b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b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f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63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8a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b6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4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2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2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7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c5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3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8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5e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b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e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50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59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68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0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e9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0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34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d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9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6d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5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f4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b3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75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4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c7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0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e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e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c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c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b5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c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bc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e1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a4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4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8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b7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8a4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39e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0c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11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2ff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8e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6d7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23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4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6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8b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1a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bb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7c4">
      <style:table-cell-properties fo:wrap-option="wrap"/>
      <style:text-properties fo:color="#000000" fo:font-size="11.0pt" style:font-name="Calibri"/>
    </style:style>
    <style:style style:family="table-cell" style:name="a65f9dc">
      <style:table-cell-properties fo:wrap-option="wrap"/>
      <style:text-properties fo:color="#000000" fo:font-size="11.0pt" style:font-name="Calibri"/>
    </style:style>
    <style:style style:family="table" style:name="a823f86">
      <style:table-properties style:width="6.692in" table:align="margins"/>
    </style:style>
    <style:style style:family="table-column" style:name="aa69994"/>
    <style:style style:family="table-cell" style:name="a93fe14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687b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ef68d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f65e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1c78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2fb4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a1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4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e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243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a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57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35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c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3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6e4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a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682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92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d5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d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3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f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6c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9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6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1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2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e2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e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9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91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9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9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6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9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4e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8f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2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f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6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5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3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2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83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a4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1b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2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4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1f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e3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23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d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9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3f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3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f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e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1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0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5c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17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f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d1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f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c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02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e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7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80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5b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6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4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1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0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8d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3c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3f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61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4a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d3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aee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f7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2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b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a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4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2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4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f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a0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5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06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6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a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b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3a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d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9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09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38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1e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3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0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f4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d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1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9b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8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5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36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68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9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6d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70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4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7d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0a9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6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f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e7c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86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8f3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245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1a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b3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8a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78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7b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c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9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8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b89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f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54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30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5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b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7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0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c2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15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77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4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c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5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49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a3d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a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7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8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8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cb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f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d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c6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d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a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f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29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16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3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1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4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57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30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9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05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5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9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6f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e6e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d9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4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a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b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5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f9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9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b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8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304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f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7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ca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3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b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c9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3a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4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0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3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d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31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22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4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76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c9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af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0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4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6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d48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f18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48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9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89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8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e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f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a9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06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b5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03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7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6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d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c7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8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4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81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f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75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e6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8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6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4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67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75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d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8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b1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d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4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1d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b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08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44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8b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c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25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8c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06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97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d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e8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6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4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d6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ca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5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c5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4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4f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9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1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c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4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40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ca8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28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bae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4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d3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184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4c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b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f1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21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10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f1c">
      <style:table-cell-properties fo:wrap-option="wrap"/>
      <style:text-properties fo:color="#000000" fo:font-size="11.0pt" style:font-name="Calibri"/>
    </style:style>
    <style:style style:family="table-cell" style:name="ad94f45">
      <style:table-cell-properties fo:wrap-option="wrap"/>
      <style:text-properties fo:color="#000000" fo:font-size="11.0pt" style:font-name="Calibri"/>
    </style:style>
    <style:style style:family="table" style:name="aa3aba1">
      <style:table-properties style:width="6.692in" table:align="margins"/>
    </style:style>
    <style:style style:family="table-column" style:name="a94ca1d"/>
    <style:style style:family="table-cell" style:name="a846d4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072d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c317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66bf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f410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263b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57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7e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f7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2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0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2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005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1f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e29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f9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7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8d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f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f2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4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57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9c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6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f4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95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3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6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ea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d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d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c7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1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4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1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b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2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e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b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2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c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edc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2b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f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b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23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b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e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b7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f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4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2f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b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a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9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e0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bc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2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b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0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e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02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f19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37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0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41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f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2c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5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d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c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1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2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e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c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45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547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4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4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4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3f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e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d21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a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01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4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7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6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0a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0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4a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a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4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16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b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aa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7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e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a9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d3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a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f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e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9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8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df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8f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0b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6b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38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c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2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0b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5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4c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bdd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3fe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be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23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22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11b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d92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a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b5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64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128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006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e1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f1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20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1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748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3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3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16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05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f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cf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7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84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eb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5ea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09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97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9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8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ed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7d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1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1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2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3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9f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b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2e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6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64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44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7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2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e2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f4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7d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9f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2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5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ec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6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59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61d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2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e4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5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66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4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5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1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7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ad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de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9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2a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50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ab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d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b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5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9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5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27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65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3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87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9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4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0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55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4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9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8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7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e7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7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c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ad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af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b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c6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f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fa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9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a4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0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e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ef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c2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4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fd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a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3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7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d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cb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9d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0a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5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e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e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48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5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4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5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5c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8a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a3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649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ae0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43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7d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3e6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4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a8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1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56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45e">
      <style:table-cell-properties fo:wrap-option="wrap"/>
      <style:text-properties fo:color="#000000" fo:font-size="11.0pt" style:font-name="Calibri"/>
    </style:style>
    <style:style style:family="table-cell" style:name="aa45924">
      <style:table-cell-properties fo:wrap-option="wrap"/>
      <style:text-properties fo:color="#000000" fo:font-size="11.0pt" style:font-name="Calibri"/>
    </style:style>
    <style:style style:family="table-cell" style:name="ac7f8ae">
      <style:table-cell-properties style:diagonal-bl-tr="1.0pt solid #000000"/>
    </style:style>
    <style:style style:family="table-cell" style:name="a1bbf75">
      <style:table-cell-properties style:diagonal-bl-tr="1.0pt solid #000000"/>
    </style:style>
    <style:style style:family="table-cell" style:name="a39f821">
      <style:table-cell-properties style:diagonal-bl-tr="1.0pt solid #000000"/>
    </style:style>
    <style:style style:family="table-cell" style:name="a969dee">
      <style:table-cell-properties style:diagonal-bl-tr="1.0pt solid #000000"/>
    </style:style>
    <style:style style:family="table-cell" style:name="a183247">
      <style:table-cell-properties style:diagonal-bl-tr="1.0pt solid #000000"/>
    </style:style>
    <style:style style:family="table" style:name="a805f13">
      <style:table-properties style:width="6.692in" table:align="margins"/>
    </style:style>
    <style:style style:family="table-column" style:name="a1595bc"/>
    <style:style style:family="table-cell" style:name="ae4a84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a8e5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eb13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97c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902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2131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56a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7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d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6c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c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a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99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21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8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d5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4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dfa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2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a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90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b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7a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af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91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08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8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f1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d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4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0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04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c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7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25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5b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5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0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6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3b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f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0f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9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e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b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81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6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a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b7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f7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7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02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f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9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a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63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1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2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b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53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05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0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ee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49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41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4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73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6d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09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9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5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8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52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f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a8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c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d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914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0e0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b4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e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2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41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7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4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c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c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8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7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1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3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b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7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3f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a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52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02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1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3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8e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d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ec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6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8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0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2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ba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2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8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6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0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901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0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7ea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b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9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4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b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0b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b0e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a40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a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0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17e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52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21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55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9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c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88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06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78f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fc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68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7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d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be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1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c7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7a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2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b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7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bb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a0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c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64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80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8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ed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5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9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3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8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1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6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e3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56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3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9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ab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3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3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9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7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8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4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b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8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c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6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e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b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79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98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2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b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f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2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d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b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1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d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7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b6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d0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9c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14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b7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35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f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409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20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d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0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7a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f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7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9a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a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d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7a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ba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9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84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5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88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44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7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3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7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8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9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eb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0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9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c8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d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5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3f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d8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46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e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5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81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5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5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ef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3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4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0c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f0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1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5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0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b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d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1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3f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8b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3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2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98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a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3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4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a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69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47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3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b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1b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2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47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3c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6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d3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2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38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9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0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89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e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7c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e7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d6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1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5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c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327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26f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22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02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1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33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dce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b56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0b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5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9f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f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5f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35f1">
      <style:table-cell-properties fo:wrap-option="wrap"/>
      <style:text-properties fo:color="#000000" fo:font-size="11.0pt" style:font-name="Calibri"/>
    </style:style>
    <style:style style:family="table-cell" style:name="aae1323">
      <style:table-cell-properties fo:wrap-option="wrap"/>
      <style:text-properties fo:color="#000000" fo:font-size="11.0pt" style:font-name="Calibri"/>
    </style:style>
    <style:style style:family="table" style:name="a83d751">
      <style:table-properties style:width="6.692in" table:align="margins"/>
    </style:style>
    <style:style style:family="table-column" style:name="a81a4e5"/>
    <style:style style:family="table-cell" style:name="a9de2b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c3c8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6a2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811b5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b0f9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21c0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27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7f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d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ab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c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9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5b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60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7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75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0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4e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a0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62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f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5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7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02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a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32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8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3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34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b3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6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6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6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7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f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e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3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d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6e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1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b7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9f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48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35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8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5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86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78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a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05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30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52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e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16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e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bf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d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d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69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2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0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e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e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dc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c1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33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e6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e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8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6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8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0c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14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ee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dc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5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c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d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9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9d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697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9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6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9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4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9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0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48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c9d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b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5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0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8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f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f37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d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717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3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6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6a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8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51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88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e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91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7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c9a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c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4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c1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6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a3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2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9b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04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c4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45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10c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da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36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a52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1e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7a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822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70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0f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f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2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6d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65a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d0a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de2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1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08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2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c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c87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39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86f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c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3b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97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a6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67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3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4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ff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0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d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6f0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d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7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c6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8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4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f7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8e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3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d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c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8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2d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c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d7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4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8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72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5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e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15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c3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c5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d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9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8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8a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e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0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f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9d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6a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f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3e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7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6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17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f4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f4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b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5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c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8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1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6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50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47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7c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7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49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f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8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3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a1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7a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1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f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c6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b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a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a7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f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1d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d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5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40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1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e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8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1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b3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8c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87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c7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8b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6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15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e3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0a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b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b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2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4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32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d0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c9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d5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0b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d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6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7ba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5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7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875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7b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71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9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b9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b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82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e1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e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d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0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7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4e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b52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95c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a56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cf5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ceb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078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e55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ea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9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f93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75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3e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1d9">
      <style:table-cell-properties fo:wrap-option="wrap"/>
      <style:text-properties fo:color="#000000" fo:font-size="11.0pt" style:font-name="Calibri"/>
    </style:style>
    <style:style style:family="table-cell" style:name="aadfbea">
      <style:table-cell-properties fo:wrap-option="wrap"/>
      <style:text-properties fo:color="#000000" fo:font-size="11.0pt" style:font-name="Calibri"/>
    </style:style>
    <style:style style:family="table" style:name="a75c29b">
      <style:table-properties style:width="6.692in" table:align="margins"/>
    </style:style>
    <style:style style:family="table-column" style:name="a9edd6c"/>
    <style:style style:family="table-cell" style:name="afe20b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bf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04e4ed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502f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e8b4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3df6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12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0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8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7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f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f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f0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750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7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c0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b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0a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e1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d45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2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34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d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f3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1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e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1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7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42f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54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da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62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ea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9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8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5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5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5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d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88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9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9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aa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c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ee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02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c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a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1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f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d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6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9b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e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3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39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c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c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e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b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ea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252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ec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2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c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a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e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a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d9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cc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5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7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5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e3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e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3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f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0d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0b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1ea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0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b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d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b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b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e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2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2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8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f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d9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a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9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1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0f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42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54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98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21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4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2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9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11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7a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e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c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ee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8c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2f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3e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3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e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a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01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e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1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8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b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6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2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33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c9d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47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e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3b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2a0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57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cbd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5ab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08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60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97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747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d87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b1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b8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6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6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7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6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aa2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2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5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3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3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42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1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98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4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4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2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75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5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8f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7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6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9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4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60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8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6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27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9e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4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7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7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94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5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49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bf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33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d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4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8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e4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23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ba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ce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4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2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51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c9b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d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3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76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0c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a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12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7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53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b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a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39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9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3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d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8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c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ed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f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f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6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88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d2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5f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6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f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0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9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3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c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a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7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48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8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86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f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8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9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9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94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56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b2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c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7f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8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4a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8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e9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5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3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3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e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6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61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8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01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3d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0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9a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ae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71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e3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9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6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e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cd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0c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d1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08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0b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8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152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bd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6d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d9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58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4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07c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1e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6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99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0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d2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1a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2621">
      <style:table-cell-properties fo:wrap-option="wrap"/>
      <style:text-properties fo:color="#000000" fo:font-size="11.0pt" style:font-name="Calibri"/>
    </style:style>
    <style:style style:family="table-cell" style:name="ac863e7">
      <style:table-cell-properties fo:wrap-option="wrap"/>
      <style:text-properties fo:color="#000000" fo:font-size="11.0pt" style:font-name="Calibri"/>
    </style:style>
    <style:style style:family="table" style:name="a600c79">
      <style:table-properties style:width="6.692in" table:align="margins"/>
    </style:style>
    <style:style style:family="table-column" style:name="a7a6d67"/>
    <style:style style:family="table-cell" style:name="a327d7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fb27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c48c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380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4bde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9c26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ce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4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bd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d7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d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b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60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97f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0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82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3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95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6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ad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56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48a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0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5c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3a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c9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d2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c6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13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d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83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e3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9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92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bf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5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d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4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4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ab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e3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8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e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80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56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5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9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4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ea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4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e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e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6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0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79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4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f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9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a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1d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7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f6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c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f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67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87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55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5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d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5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4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2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05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a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2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9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79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10b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81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cb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d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84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56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42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d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18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c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7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31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10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c7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4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8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4b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9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f46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b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b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69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9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5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b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d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a4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22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e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4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0f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5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2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14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07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8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c3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9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0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91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f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c1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1e5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d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a9c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62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2b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b6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b18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b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44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a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2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da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1c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5b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2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7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d7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5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ed1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cc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d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f1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6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5a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2f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e8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16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eb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50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77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9e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75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57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b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70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0d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b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f1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79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c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e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e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9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d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f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1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08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0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e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6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d4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37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5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6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22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5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ef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a7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d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8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71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c7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f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7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32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7b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c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9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1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8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6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f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4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2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09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21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e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1e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08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b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14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1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8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c2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0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1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f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e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ed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6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c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36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01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2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c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3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2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f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3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0d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2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0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f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a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f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1e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47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0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2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ab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e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7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e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63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4c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27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e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f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b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f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a7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41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b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7f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9e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4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a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b3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9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e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9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3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86e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2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ea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83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e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2d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b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8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98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b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035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fc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95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9d8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49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32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808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c24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c38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c6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25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58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6f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776">
      <style:table-cell-properties fo:wrap-option="wrap"/>
      <style:text-properties fo:color="#000000" fo:font-size="11.0pt" style:font-name="Calibri"/>
    </style:style>
    <style:style style:family="table-cell" style:name="a501b4e">
      <style:table-cell-properties fo:wrap-option="wrap"/>
      <style:text-properties fo:color="#000000" fo:font-size="11.0pt" style:font-name="Calibri"/>
    </style:style>
    <style:style style:family="table" style:name="a8cbdb0">
      <style:table-properties style:width="6.692in" table:align="margins"/>
    </style:style>
    <style:style style:family="table-column" style:name="ab5d9d2"/>
    <style:style style:family="table-cell" style:name="afb9e7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9400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8458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3859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0e3a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f00e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a4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5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7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7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3b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a1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623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c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84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6d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ce2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2d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52c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e3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c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6a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6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76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7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a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1b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ed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65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b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a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c9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3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68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65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a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5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19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efd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0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d2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8d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c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6d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3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a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6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dc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d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b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f7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b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3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fc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1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a6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b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69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b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1c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e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b65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a8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c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0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f5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8a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9d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b6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7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fb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9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7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4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56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b2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8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26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4ac4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5d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c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0a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c2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2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8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85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7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ce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22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7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4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e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4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4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a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78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b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3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0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2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8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ae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4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a6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a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24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8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5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a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fa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9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9d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d7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0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9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fdb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75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1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73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5d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e0b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b69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ced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34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13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c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9b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ef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e0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89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0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0a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9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ae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f3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72e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e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3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6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38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638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5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cf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0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a7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78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7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40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7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07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78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66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4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11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8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16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e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2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19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f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da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e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b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5a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69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8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51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7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7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5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0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9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ae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75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3e9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1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e5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5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a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36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03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7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a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3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e8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08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4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0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2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6c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a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5a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8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0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cf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d1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68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7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bb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7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8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cf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5a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3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3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2a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78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c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9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5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4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9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1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f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2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a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29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1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ac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69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0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d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1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f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4a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c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674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1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6c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a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8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66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87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632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5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b7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a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c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6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f3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a1d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cb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0d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15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a2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15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72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75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8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f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61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141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3bc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17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0b0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49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a4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2c6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0b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9c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9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7a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a4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5c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900">
      <style:table-cell-properties fo:wrap-option="wrap"/>
      <style:text-properties fo:color="#000000" fo:font-size="11.0pt" style:font-name="Calibri"/>
    </style:style>
    <style:style style:family="table-cell" style:name="adec7cd">
      <style:table-cell-properties fo:wrap-option="wrap"/>
      <style:text-properties fo:color="#000000" fo:font-size="11.0pt" style:font-name="Calibri"/>
    </style:style>
    <style:style style:family="table" style:name="aa3605d">
      <style:table-properties style:width="6.692in" table:align="margins"/>
    </style:style>
    <style:style style:family="table-column" style:name="ad68cc0"/>
    <style:style style:family="table-cell" style:name="a07494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3589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0178f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31e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ca6a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2863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67a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d9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43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6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54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e4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c3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9c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664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00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75a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63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24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00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4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2d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c0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04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3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0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fe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2d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0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b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e3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f8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f2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2b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4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89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d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4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9c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bd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ca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ac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4c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05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7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59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4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c1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eb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f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c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9e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4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5e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c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2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54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8e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8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6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f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c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5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2d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57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f0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3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7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f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bc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da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6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90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6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7e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c5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c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5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04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57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12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db4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37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a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1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b2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a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12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d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09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5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ca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6e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1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0f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d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e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8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0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f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ffd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7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82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f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2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2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37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d4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80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4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c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8d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8c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18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bd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c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0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80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93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9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6d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79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5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6f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8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4c2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325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3ab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626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80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08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c89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6fc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66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0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e9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4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45d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28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6a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6e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c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782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66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2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f44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5e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653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85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3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ff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93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d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02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f1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9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63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a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b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36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7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4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b6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60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a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02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80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6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5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f4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3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22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0b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c6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8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c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e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3a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d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3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d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1c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1b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b1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5d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ee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6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b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5f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7a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a2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c1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0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8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3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c9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e5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5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c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8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4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6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a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b75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b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9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09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0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8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9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7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3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b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d2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43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f7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8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0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0a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fc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a8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a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4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7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b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1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8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ec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9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2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56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67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14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f5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1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6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c1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cc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251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a8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45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c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0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03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bb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f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d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9a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a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b6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c1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1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d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a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de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d3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7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d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09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0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e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4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4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0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c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30f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3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ea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6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f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46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58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9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8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01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7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42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ff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6e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df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40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04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a52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584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4f5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f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c8b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c0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53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64c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76ea">
      <style:table-cell-properties fo:wrap-option="wrap"/>
      <style:text-properties fo:color="#000000" fo:font-size="11.0pt" style:font-name="Calibri"/>
    </style:style>
    <style:style style:family="table-cell" style:name="a44df21">
      <style:table-cell-properties fo:wrap-option="wrap"/>
      <style:text-properties fo:color="#000000" fo:font-size="11.0pt" style:font-name="Calibri"/>
    </style:style>
    <style:style style:family="table" style:name="a8705b6">
      <style:table-properties style:width="6.692in" table:align="margins"/>
    </style:style>
    <style:style style:family="table-column" style:name="a065222"/>
    <style:style style:family="table-cell" style:name="a0be0e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cc8f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eaf3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5c66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b714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7ae7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2ec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99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ad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c9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5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3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2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2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2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f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4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dd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e7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1c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6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9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33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6f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1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bb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0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b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15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c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1a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d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6f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d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7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5f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24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3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c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7c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d9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6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69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01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4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15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86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a7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4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a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b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5c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8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e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d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db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f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b9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1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d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c5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bd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2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e7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ad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6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9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0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7b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8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9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f6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11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c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b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7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7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3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39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9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66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4af6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f0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c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6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a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d6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7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c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5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d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e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9f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14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c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6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9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60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27a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44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0a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a6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0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e2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0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8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4d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0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dd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d85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f07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64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77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1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05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3b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1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89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a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b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4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cc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db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4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2b2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349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01b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f3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fed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2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2e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6f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56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1e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7d3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d20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1c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b5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0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b2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2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670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b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ba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73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852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73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d1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7c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6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2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1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e0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3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7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0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5a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81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6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9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e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7ad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4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1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e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80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f9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9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2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9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6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f5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8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5b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ae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47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de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426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1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59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c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6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c1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5f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5b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cb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8a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84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1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09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f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55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2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3c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4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e4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37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9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4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a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73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5d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4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b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62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a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9f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5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24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aa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17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1b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b1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0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c4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cc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0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f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9f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6a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61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3e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1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7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0e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2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6c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a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a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d2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ea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f1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e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f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b7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d4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7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e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4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d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ba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2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b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99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0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a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e42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2f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f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1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7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6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e0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18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18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3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10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7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c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93e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7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4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7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90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f9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87c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471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d3e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0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4a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1a4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d3d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c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c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5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9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ad5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7683">
      <style:table-cell-properties fo:wrap-option="wrap"/>
      <style:text-properties fo:color="#000000" fo:font-size="11.0pt" style:font-name="Calibri"/>
    </style:style>
    <style:style style:family="table-cell" style:name="a30a9e9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1" table:number-columns-repeated="6" table:style-name="co1"/>
        <table:table-column table:default-cell-style-name="ce1" table:style-name="co2"/>
        <table:table-column table:default-cell-style-name="ce1" table:style-name="co3"/>
        <table:table-column table:default-cell-style-name="ce1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 table:style-name="ce2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 table:style-name="ce2"/>
        </table:table-row>
        <table:table-row table:style-name="ro6">
          <table:table-cell table:number-columns-repeated="8" table:style-name="ce4"/>
          <table:table-cell table:number-columns-repeated="16376" table:style-name="ce2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 table:style-name="ce2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 table:style-name="ce2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16384" table:style-name="ce2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 table:style-name="ce2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 table:style-name="ce2"/>
        </table:table-row>
        <table:table-row table:style-name="ro11">
          <table:table-cell table:number-columns-repeated="8" table:style-name="ce5"/>
          <table:table-cell table:number-columns-repeated="16376" table:style-name="ce2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 table:style-name="ce2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 table:style-name="ce2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 table:style-name="ce2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 table:style-name="ce2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1" table:style-name="co4"/>
        <table:table-column table:default-cell-style-name="ce1" table:number-columns-repeated="7" table:style-name="co1"/>
        <table:table-column table:default-cell-style-name="ce1" table:style-name="co5"/>
        <table:table-column table:default-cell-style-name="ce1" table:style-name="co6"/>
        <table:table-column table:default-cell-style-name="ce1" table:number-columns-repeated="7" table:style-name="co1"/>
        <table:table-column table:default-cell-style-name="ce1" table:style-name="co3" table:visibility="collapse"/>
        <table:table-column table:default-cell-style-name="ce1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 table:style-name="ce29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 table:style-name="ce29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8705b6">
        <table:table-column table:number-columns-repeated="5" table:style-name="a065222"/>
        <table:table-column table:style-name="a065222"/>
        <table:table-column table:style-name="a065222"/>
        <table:table-column table:style-name="a065222"/>
        <table:table-column table:style-name="a065222"/>
        <table:table-column table:style-name="a065222"/>
        <table:table-column table:style-name="a065222"/>
        <table:table-column table:style-name="a065222"/>
        <table:table-column table:style-name="a065222"/>
        <table:table-column table:style-name="a065222"/>
        <table:table-column table:style-name="a065222"/>
        <table:table-column table:style-name="a065222"/>
        <table:table-column table:number-columns-repeated="11" table:style-name="a065222"/>
        <table:table-column table:style-name="a065222"/>
        <table:table-row>
          <table:table-cell/>
          <table:table-cell office:string-value="1ère année de licence" office:value-type="string" table:number-columns-spanned="4" table:number-rows-spanned="1" table:style-name="a0be0ed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3" table:number-rows-spanned="1" table:style-name="afcc8f7">
            <text:p>prévision 2016/2017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1eaf3a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45c660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9b714e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07ae77">
            <text:p>Matière</text:p>
          </table:table-cell>
          <table:table-cell office:string-value="code Apogée" office:value-type="string" table:number-rows-spanned="1" table:style-name="a8d2ece">
            <text:p>code Apogée</text:p>
          </table:table-cell>
          <table:table-cell office:string-value="Responsable UE 2016-2017" office:value-type="string" table:number-rows-spanned="1" table:style-name="ada9967">
            <text:p>Responsable UE 2016-2017</text:p>
          </table:table-cell>
          <table:table-cell office:string-value="Intervenants 2016-2017" office:value-type="string" table:number-rows-spanned="1" table:style-name="a3dad72">
            <text:p>Intervenants 2016-2017</text:p>
          </table:table-cell>
          <table:table-cell office:string-value="COURS" office:value-type="string" table:number-rows-spanned="1" table:style-name="a115c9e">
            <text:p>COURS</text:p>
          </table:table-cell>
          <table:table-cell office:string-value="TD ou cours-TD" office:value-type="string" table:number-rows-spanned="1" table:style-name="a81859b">
            <text:p>TD ou cours-TD</text:p>
          </table:table-cell>
          <table:table-cell office:string-value="TP ou cours-TP" office:value-type="string" table:number-rows-spanned="1" table:style-name="ae353e6">
            <text:p>TP ou cours-TP</text:p>
          </table:table-cell>
          <table:table-cell office:string-value="Nombre de groupes indicatif" office:value-type="string" table:number-rows-spanned="1" table:style-name="aea722f">
            <text:p>Nombre de groupes indicatif</text:p>
          </table:table-cell>
          <table:table-cell office:string-value="Choix Cours" office:value-type="string" table:number-rows-spanned="1" table:style-name="a4d2e79">
            <text:p>Choix Cours</text:p>
          </table:table-cell>
          <table:table-cell office:string-value="Choix TD/CMTD" office:value-type="string" table:number-rows-spanned="1" table:style-name="ae942d2">
            <text:p>Choix TD/CMTD</text:p>
          </table:table-cell>
          <table:table-cell office:string-value="Choix TP/CMTP" office:value-type="string" table:number-rows-spanned="1" table:style-name="a0acf1b">
            <text:p>Choix TP/CMTP</text:p>
          </table:table-cell>
          <table:table-cell office:string-value="Nombre de TD/TP souhaités" office:value-type="string" table:number-rows-spanned="1" table:style-name="a2fb4bc">
            <text:p>Nombre de TD/TP souhaités</text:p>
          </table:table-cell>
          <table:table-cell office:string-value="Nombre d'années d'enseignement de la matière" office:value-type="string" table:number-rows-spanned="1" table:style-name="ac18dd2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64e7d3">
            <text:p>Matière</text:p>
          </table:table-cell>
          <table:table-cell office:string-value="code Apogée" office:value-type="string" table:number-rows-spanned="1" table:style-name="af1d20b">
            <text:p>code Apogée</text:p>
          </table:table-cell>
          <table:table-cell office:string-value="Responsable UE 2016-2017" office:value-type="string" table:number-rows-spanned="1" table:style-name="a751c54">
            <text:p>Responsable UE 2016-2017</text:p>
          </table:table-cell>
          <table:table-cell office:string-value="Intervenants 2016-2017" office:value-type="string" table:number-rows-spanned="1" table:style-name="a7fb574">
            <text:p>Intervenants 2016-2017</text:p>
          </table:table-cell>
          <table:table-cell office:string-value="COURS" office:value-type="string" table:number-rows-spanned="1" table:style-name="a5ab0e9">
            <text:p>COURS</text:p>
          </table:table-cell>
          <table:table-cell office:string-value="TD ou cours-TD" office:value-type="string" table:number-rows-spanned="1" table:style-name="a183b27">
            <text:p>TD ou cours-TD</text:p>
          </table:table-cell>
          <table:table-cell office:string-value="TP ou cours-TP" office:value-type="string" table:number-rows-spanned="1" table:style-name="acb5265">
            <text:p>TP ou cours-TP</text:p>
          </table:table-cell>
          <table:table-cell office:string-value="Nombre de groupes indicatif" office:value-type="string" table:number-rows-spanned="1" table:style-name="af86707">
            <text:p>Nombre de groupes indicatif</text:p>
          </table:table-cell>
          <table:table-cell office:string-value="Choix Cours" office:value-type="string" table:number-rows-spanned="1" table:style-name="ac93b76">
            <text:p>Choix Cours</text:p>
          </table:table-cell>
          <table:table-cell office:string-value="Choix TD/CMTD" office:value-type="string" table:number-rows-spanned="1" table:style-name="ae2bab2">
            <text:p>Choix TD/CMTD</text:p>
          </table:table-cell>
          <table:table-cell office:string-value="Choix TP/CMTP" office:value-type="string" table:number-rows-spanned="1" table:style-name="aca473a">
            <text:p>Choix TP/CMTP</text:p>
          </table:table-cell>
          <table:table-cell office:string-value="Nombre de TD/TP souhaités" office:value-type="string" table:number-rows-spanned="1" table:style-name="a378520">
            <text:p>Nombre de TD/TP souhaités</text:p>
          </table:table-cell>
          <table:table-cell office:string-value="Nombre d'années d'enseignement de la matière" office:value-type="string" table:number-rows-spanned="1" table:style-name="ab04731">
            <text:p>Nombre d'années d'enseignement de la matière</text:p>
          </table:table-cell>
        </table:table-row>
        <table:table-row>
          <table:table-cell/>
          <table:table-cell office:string-value="PRE-RENTREE : Mathématiques" office:value-type="string" table:number-rows-spanned="1" table:style-name="a71e7e4">
            <text:p>PRE-RENTREE : Mathématiques</text:p>
          </table:table-cell>
          <table:table-cell office:string-value="A1PREMA" office:value-type="string" table:number-rows-spanned="1" table:style-name="af41ce0">
            <text:p>A1PREMA</text:p>
          </table:table-cell>
          <table:table-cell office:string-value="Pasquignon" office:value-type="string" table:number-rows-spanned="1" table:style-name="a746b38">
            <text:p>Pasquignon</text:p>
          </table:table-cell>
          <table:table-cell office:string-value="HuveneersLamboleyVialardLegendre" office:value-type="string" table:number-rows-spanned="1" table:style-name="a3f39eb">
            <text:p>HuveneersLamboleyVialardLegendre</text:p>
          </table:table-cell>
          <table:table-cell table:number-rows-spanned="1" table:style-name="aa833fb"/>
          <table:table-cell office:string-value="15.0h CMTD" office:value-type="string" table:number-rows-spanned="1" table:style-name="a736f99">
            <text:p>15.0h CMTD</text:p>
          </table:table-cell>
          <table:table-cell table:number-rows-spanned="1" table:style-name="a4e81a4"/>
          <table:table-cell office:string-value="6 CMTD" office:value-type="string" table:number-rows-spanned="1" table:style-name="aa3bb07">
            <text:p>6 CMTD</text:p>
          </table:table-cell>
          <table:table-cell table:number-rows-spanned="1" table:style-name="aacf0cc"/>
          <table:table-cell table:number-rows-spanned="1" table:style-name="a262bda"/>
          <table:table-cell table:number-rows-spanned="1" table:style-name="a831509"/>
          <table:table-cell table:number-rows-spanned="1" table:style-name="ab1ccc8"/>
          <table:table-cell table:number-rows-spanned="1" table:style-name="a101ab5"/>
          <table:table-cell table:number-rows-spanned="1"/>
          <table:table-cell office:string-value="Analyse 2" office:value-type="string" table:number-rows-spanned="1" table:style-name="a7ad16d">
            <text:p>Analyse 2</text:p>
          </table:table-cell>
          <table:table-cell office:string-value="A1DEM08" office:value-type="string" table:number-rows-spanned="1" table:style-name="aa77c02">
            <text:p>A1DEM08</text:p>
          </table:table-cell>
          <table:table-cell office:string-value="Lebourg" office:value-type="string" table:number-rows-spanned="1" table:style-name="a137094">
            <text:p>Lebourg</text:p>
          </table:table-cell>
          <table:table-cell office:string-value="Lebourg CMRammalSchaisonHadikhanlooMassetti" office:value-type="string" table:number-rows-spanned="1" table:style-name="ab5f607">
            <text:p>Lebourg CMRammalSchaisonHadikhanlooMassetti</text:p>
          </table:table-cell>
          <table:table-cell office:string-value="19.5h CM" office:value-type="string" table:number-rows-spanned="1" table:style-name="a9e20e8">
            <text:p>19.5h CM</text:p>
          </table:table-cell>
          <table:table-cell office:string-value="39.0h CMTD" office:value-type="string" table:number-rows-spanned="1" table:style-name="aed9b8e">
            <text:p>39.0h CMTD</text:p>
          </table:table-cell>
          <table:table-cell table:number-rows-spanned="1" table:style-name="ae891b7"/>
          <table:table-cell office:string-value="6" office:value-type="string" table:number-rows-spanned="1" table:style-name="a47e04a">
            <text:p>6</text:p>
          </table:table-cell>
          <table:table-cell table:number-rows-spanned="1" table:style-name="a693052"/>
          <table:table-cell table:number-rows-spanned="1" table:style-name="a471a66"/>
          <table:table-cell table:number-rows-spanned="1" table:style-name="a658f52"/>
          <table:table-cell table:number-rows-spanned="1" table:style-name="a731726"/>
          <table:table-cell table:number-rows-spanned="1" table:style-name="a79100d"/>
        </table:table-row>
        <table:table-row>
          <table:table-cell/>
          <table:table-cell office:string-value="Analyse1" office:value-type="string" table:number-rows-spanned="1" table:style-name="a578df2">
            <text:p>Analyse1</text:p>
          </table:table-cell>
          <table:table-cell office:string-value="A1DEM01" office:value-type="string" table:number-rows-spanned="1" table:style-name="a356f0b">
            <text:p>A1DEM01</text:p>
          </table:table-cell>
          <table:table-cell office:string-value="Simenhaus" office:value-type="string" table:number-rows-spanned="1" table:style-name="a99c957">
            <text:p>Simenhaus</text:p>
          </table:table-cell>
          <table:table-cell office:string-value="LegendreLamboleyAttouchiSimenhausBoussionTruchot" office:value-type="string" table:number-rows-spanned="1" table:style-name="ae47e27">
            <text:p>LegendreLamboleyAttouchiSimenhausBoussionTruchot</text:p>
          </table:table-cell>
          <table:table-cell table:number-rows-spanned="1" table:style-name="aa28d3b"/>
          <table:table-cell office:string-value="72.0h CMTD" office:value-type="string" table:number-rows-spanned="1" table:style-name="a1e7bb5">
            <text:p>72.0h CMTD</text:p>
          </table:table-cell>
          <table:table-cell table:number-rows-spanned="1" table:style-name="ac35f5e"/>
          <table:table-cell office:string-value="6 CMTD" office:value-type="string" table:number-rows-spanned="1" table:style-name="a87246b">
            <text:p>6 CMTD</text:p>
          </table:table-cell>
          <table:table-cell table:number-rows-spanned="1" table:style-name="a6ce73c"/>
          <table:table-cell table:number-rows-spanned="1" table:style-name="a63b3a6"/>
          <table:table-cell table:number-rows-spanned="1" table:style-name="a891cd3"/>
          <table:table-cell table:number-rows-spanned="1" table:style-name="ae729ae"/>
          <table:table-cell table:number-rows-spanned="1" table:style-name="a2a7c9a"/>
          <table:table-cell table:number-rows-spanned="1"/>
          <table:table-cell office:string-value="Algèbre linéaire 2" office:value-type="string" table:number-rows-spanned="1" table:style-name="a9e5a20">
            <text:p>Algèbre linéaire 2</text:p>
          </table:table-cell>
          <table:table-cell office:string-value="A1DEM09" office:value-type="string" table:number-rows-spanned="1" table:style-name="a8b8157">
            <text:p>A1DEM09</text:p>
          </table:table-cell>
          <table:table-cell office:string-value="Vialard" office:value-type="string" table:number-rows-spanned="1" table:style-name="ae48f62">
            <text:p>Vialard</text:p>
          </table:table-cell>
          <table:table-cell office:string-value="Vialard CMRammalFu YingCoronMacasiebSchaisonFu" office:value-type="string" table:number-rows-spanned="1" table:style-name="ab2e620">
            <text:p>Vialard CMRammalFu YingCoronMacasiebSchaisonFu</text:p>
          </table:table-cell>
          <table:table-cell office:string-value="19.5h CM" office:value-type="string" table:number-rows-spanned="1" table:style-name="a626a18">
            <text:p>19.5h CM</text:p>
          </table:table-cell>
          <table:table-cell office:string-value="39.0h CMTD" office:value-type="string" table:number-rows-spanned="1" table:style-name="ad7c985">
            <text:p>39.0h CMTD</text:p>
          </table:table-cell>
          <table:table-cell table:number-rows-spanned="1" table:style-name="a78ae82"/>
          <table:table-cell office:string-value="6" office:value-type="string" table:number-rows-spanned="1" table:style-name="a17ad6e">
            <text:p>6</text:p>
          </table:table-cell>
          <table:table-cell table:number-rows-spanned="1" table:style-name="ac8bf63"/>
          <table:table-cell table:number-rows-spanned="1" table:style-name="ad87bbd"/>
          <table:table-cell table:number-rows-spanned="1" table:style-name="a1df41f"/>
          <table:table-cell table:number-rows-spanned="1" table:style-name="ac9b1bc"/>
          <table:table-cell table:number-rows-spanned="1" table:style-name="ad57e29"/>
        </table:table-row>
        <table:table-row>
          <table:table-cell/>
          <table:table-cell office:string-value="Algèbre linéaire 1" office:value-type="string" table:number-rows-spanned="1" table:style-name="ac9b487">
            <text:p>Algèbre linéaire 1</text:p>
          </table:table-cell>
          <table:table-cell office:string-value="A1DEM02" office:value-type="string" table:number-rows-spanned="1" table:style-name="a5d9896">
            <text:p>A1DEM02</text:p>
          </table:table-cell>
          <table:table-cell office:string-value="Pasquignon" office:value-type="string" table:number-rows-spanned="1" table:style-name="a53d65c">
            <text:p>Pasquignon</text:p>
          </table:table-cell>
          <table:table-cell office:string-value="Tamzali-LafondHenonPasquignonTalengPasquignonVialard" office:value-type="string" table:number-rows-spanned="1" table:style-name="a5369dd">
            <text:p>Tamzali-LafondHenonPasquignonTalengPasquignonVialard</text:p>
          </table:table-cell>
          <table:table-cell table:number-rows-spanned="1" table:style-name="a8c01d0"/>
          <table:table-cell office:string-value="72.0h CMTD" office:value-type="string" table:number-rows-spanned="1" table:style-name="a4144d5">
            <text:p>72.0h CMTD</text:p>
          </table:table-cell>
          <table:table-cell table:number-rows-spanned="1" table:style-name="af815d5"/>
          <table:table-cell office:string-value="6 CMTD" office:value-type="string" table:number-rows-spanned="1" table:style-name="a1a8603">
            <text:p>6 CMTD</text:p>
          </table:table-cell>
          <table:table-cell table:number-rows-spanned="1" table:style-name="a18a7dd"/>
          <table:table-cell table:number-rows-spanned="1" table:style-name="a87344b"/>
          <table:table-cell table:number-rows-spanned="1" table:style-name="a33a467"/>
          <table:table-cell table:number-rows-spanned="1" table:style-name="a3d30e0"/>
          <table:table-cell table:number-rows-spanned="1" table:style-name="a4bbb58"/>
          <table:table-cell table:number-rows-spanned="1"/>
          <table:table-cell office:string-value="Algorithmique et programmation 2" office:value-type="string" table:number-rows-spanned="1" table:style-name="adf803d">
            <text:p>Algorithmique et programmation 2</text:p>
          </table:table-cell>
          <table:table-cell office:string-value="A1DEM11" office:value-type="string" table:number-rows-spanned="1" table:style-name="a93f9a8">
            <text:p>A1DEM11</text:p>
          </table:table-cell>
          <table:table-cell office:string-value="Cazenave" office:value-type="string" table:number-rows-spanned="1" table:style-name="ad09297">
            <text:p>Cazenave</text:p>
          </table:table-cell>
          <table:table-cell office:string-value="Cazenave CMJamainPontoizeauTernierLaberniaHaddadTlilane" office:value-type="string" table:number-rows-spanned="1" table:style-name="acd2e3c">
            <text:p>Cazenave CMJamainPontoizeauTernierLaberniaHaddadTlilane</text:p>
          </table:table-cell>
          <table:table-cell office:string-value="19.5h CM" office:value-type="string" table:number-rows-spanned="1" table:style-name="a23d99c">
            <text:p>19.5h CM</text:p>
          </table:table-cell>
          <table:table-cell office:string-value="19.5h TD" office:value-type="string" table:number-rows-spanned="1" table:style-name="abd4266">
            <text:p>19.5h TD</text:p>
          </table:table-cell>
          <table:table-cell table:number-rows-spanned="1" table:style-name="a37d6f3"/>
          <table:table-cell office:string-value="6" office:value-type="string" table:number-rows-spanned="1" table:style-name="a73f507">
            <text:p>6</text:p>
          </table:table-cell>
          <table:table-cell table:number-rows-spanned="1" table:style-name="a63b8a2"/>
          <table:table-cell table:number-rows-spanned="1" table:style-name="acf95d1"/>
          <table:table-cell table:number-rows-spanned="1" table:style-name="adb5ba9"/>
          <table:table-cell table:number-rows-spanned="1" table:style-name="a27aed0"/>
          <table:table-cell table:number-rows-spanned="1" table:style-name="a0547e8"/>
        </table:table-row>
        <table:table-row>
          <table:table-cell/>
          <table:table-cell office:string-value="Algorithmique et programmation 1" office:value-type="string" table:number-rows-spanned="1" table:style-name="aa65c4b">
            <text:p>Algorithmique et programmation 1</text:p>
          </table:table-cell>
          <table:table-cell office:string-value="A1DEM03" office:value-type="string" table:number-rows-spanned="1" table:style-name="af38e9b">
            <text:p>A1DEM03</text:p>
          </table:table-cell>
          <table:table-cell office:string-value="Colazzo" office:value-type="string" table:number-rows-spanned="1" table:style-name="ab89b51">
            <text:p>Colazzo</text:p>
          </table:table-cell>
          <table:table-cell office:string-value="Colazzo CMRaksanyiGabrel-WilleminMuratManouvrierArib" office:value-type="string" table:number-rows-spanned="1" table:style-name="a8beeee">
            <text:p>Colazzo CMRaksanyiGabrel-WilleminMuratManouvrierArib</text:p>
          </table:table-cell>
          <table:table-cell table:number-rows-spanned="1" table:style-name="a3c1d98"/>
          <table:table-cell office:string-value="30.0h CMTD" office:value-type="string" table:number-rows-spanned="1" table:style-name="a04dbdc">
            <text:p>30.0h CMTD</text:p>
          </table:table-cell>
          <table:table-cell office:string-value="30.0h CMTP" office:value-type="string" table:number-rows-spanned="1" table:style-name="acbf342">
            <text:p>30.0h CMTP</text:p>
          </table:table-cell>
          <table:table-cell office:string-value="6 CMTD et 6 CMTP" office:value-type="string" table:number-rows-spanned="1" table:style-name="a56b953">
            <text:p>6 CMTD et 6 CMTP</text:p>
          </table:table-cell>
          <table:table-cell table:number-rows-spanned="1" table:style-name="a741e0e"/>
          <table:table-cell table:number-rows-spanned="1" table:style-name="a1d7e57"/>
          <table:table-cell table:number-rows-spanned="1" table:style-name="a721d7b"/>
          <table:table-cell table:number-rows-spanned="1" table:style-name="a5fc59f"/>
          <table:table-cell table:number-rows-spanned="1" table:style-name="ac0bd23"/>
          <table:table-cell table:number-rows-spanned="1"/>
          <table:table-cell office:string-value="Modélisation et applications des mathématiques" office:value-type="string" table:number-rows-spanned="1" table:style-name="aabde38">
            <text:p>Modélisation et applications des mathématiques</text:p>
          </table:table-cell>
          <table:table-cell office:string-value="A1DEM10" office:value-type="string" table:number-rows-spanned="1" table:style-name="a9426c5">
            <text:p>A1DEM10</text:p>
          </table:table-cell>
          <table:table-cell office:string-value="Boussion" office:value-type="string" table:number-rows-spanned="1" table:style-name="a738143">
            <text:p>Boussion</text:p>
          </table:table-cell>
          <table:table-cell office:string-value="Boussion CMGenadotLeboucherLe Cousin" office:value-type="string" table:number-rows-spanned="1" table:style-name="ac75949">
            <text:p>Boussion CMGenadotLeboucherLe Cousin</text:p>
          </table:table-cell>
          <table:table-cell office:string-value="19.5h CM" office:value-type="string" table:number-rows-spanned="1" table:style-name="a0bc5b6">
            <text:p>19.5h CM</text:p>
          </table:table-cell>
          <table:table-cell office:string-value="19.5h TD" office:value-type="string" table:number-rows-spanned="1" table:style-name="a7f699d">
            <text:p>19.5h TD</text:p>
          </table:table-cell>
          <table:table-cell table:number-rows-spanned="1" table:style-name="a34c154"/>
          <table:table-cell office:string-value="6" office:value-type="string" table:number-rows-spanned="1" table:style-name="a4e5f29">
            <text:p>6</text:p>
          </table:table-cell>
          <table:table-cell table:number-rows-spanned="1" table:style-name="a008b78"/>
          <table:table-cell table:number-rows-spanned="1" table:style-name="ac8bbbd"/>
          <table:table-cell table:number-rows-spanned="1" table:style-name="aca466b"/>
          <table:table-cell table:number-rows-spanned="1" table:style-name="a3d5b83"/>
          <table:table-cell table:number-rows-spanned="1" table:style-name="a73cb58"/>
        </table:table-row>
        <table:table-row>
          <table:table-cell/>
          <table:table-cell office:string-value="Introduction à la microéconomie" office:value-type="string" table:number-rows-spanned="1" table:style-name="a00e24b">
            <text:p>Introduction à la microéconomie</text:p>
          </table:table-cell>
          <table:table-cell office:string-value="A1DEM04" office:value-type="string" table:number-rows-spanned="1" table:style-name="a68e746">
            <text:p>A1DEM04</text:p>
          </table:table-cell>
          <table:table-cell office:string-value="De Vreyer" office:value-type="string" table:number-rows-spanned="1" table:style-name="a64a7ec">
            <text:p>De Vreyer</text:p>
          </table:table-cell>
          <table:table-cell office:string-value="De Vreyer CMBrembillaLaffineurMorcillo" office:value-type="string" table:number-rows-spanned="1" table:style-name="a2ead2b">
            <text:p>De Vreyer CMBrembillaLaffineurMorcillo</text:p>
          </table:table-cell>
          <table:table-cell office:string-value="19.5h CM" office:value-type="string" table:number-rows-spanned="1" table:style-name="ab6b687">
            <text:p>19.5h CM</text:p>
          </table:table-cell>
          <table:table-cell office:string-value="19.5h TD" office:value-type="string" table:number-rows-spanned="1" table:style-name="aeed9e1">
            <text:p>19.5h TD</text:p>
          </table:table-cell>
          <table:table-cell table:number-rows-spanned="1" table:style-name="a3b1054"/>
          <table:table-cell office:string-value="6 TD" office:value-type="string" table:number-rows-spanned="1" table:style-name="aa57b76">
            <text:p>6 TD</text:p>
          </table:table-cell>
          <table:table-cell table:number-rows-spanned="1" table:style-name="a43c857"/>
          <table:table-cell table:number-rows-spanned="1" table:style-name="a9c19bf"/>
          <table:table-cell table:number-rows-spanned="1" table:style-name="a6cf632"/>
          <table:table-cell table:number-rows-spanned="1" table:style-name="a161139"/>
          <table:table-cell table:number-rows-spanned="1" table:style-name="ab60ca6"/>
          <table:table-cell table:number-rows-spanned="1"/>
          <table:table-cell office:string-value="Outils en informatique- Outils de l'internet" office:value-type="string" table:number-rows-spanned="1" table:style-name="ab7d8a0">
            <text:p>Outils en informatique- Outils de l'internet</text:p>
          </table:table-cell>
          <table:table-cell office:string-value="A1DEM14" office:value-type="string" table:number-rows-spanned="1" table:style-name="a1084e2">
            <text:p>A1DEM14</text:p>
          </table:table-cell>
          <table:table-cell office:string-value="Mayag" office:value-type="string" table:number-rows-spanned="1" table:style-name="a15aecc">
            <text:p>Mayag</text:p>
          </table:table-cell>
          <table:table-cell office:string-value="Mayag CMBelhoulJamainMagnoucheArib" office:value-type="string" table:number-rows-spanned="1" table:style-name="af831bd">
            <text:p>Mayag CMBelhoulJamainMagnoucheArib</text:p>
          </table:table-cell>
          <table:table-cell office:string-value="15.0h CM" office:value-type="string" table:number-rows-spanned="1" table:style-name="ac16a3b">
            <text:p>15.0h CM</text:p>
          </table:table-cell>
          <table:table-cell table:number-rows-spanned="1" table:style-name="a1e09d6"/>
          <table:table-cell office:string-value="15.0h TP" office:value-type="string" table:number-rows-spanned="1" table:style-name="acbf0a8">
            <text:p>15.0h TP</text:p>
          </table:table-cell>
          <table:table-cell office:string-value="6" office:value-type="string" table:number-rows-spanned="1" table:style-name="a3d55d9">
            <text:p>6</text:p>
          </table:table-cell>
          <table:table-cell table:number-rows-spanned="1" table:style-name="a01aa5c"/>
          <table:table-cell table:number-rows-spanned="1" table:style-name="acd3242"/>
          <table:table-cell table:number-rows-spanned="1" table:style-name="adb3c6e"/>
          <table:table-cell table:number-rows-spanned="1" table:style-name="ae73427"/>
          <table:table-cell table:number-rows-spanned="1" table:style-name="ad6e4c9"/>
        </table:table-row>
        <table:table-row>
          <table:table-cell/>
          <table:table-cell office:string-value="Problèmes économiques" office:value-type="string" table:number-rows-spanned="1" table:style-name="a1dfb9f">
            <text:p>Problèmes économiques</text:p>
          </table:table-cell>
          <table:table-cell office:string-value="A1DEM06" office:value-type="string" table:number-rows-spanned="1" table:style-name="aeb75bb">
            <text:p>A1DEM06</text:p>
          </table:table-cell>
          <table:table-cell office:string-value="Dieudonne" office:value-type="string" table:number-rows-spanned="1" table:style-name="aef7748">
            <text:p>Dieudonne</text:p>
          </table:table-cell>
          <table:table-cell office:string-value="Dieudonne" office:value-type="string" table:number-rows-spanned="1" table:style-name="a9e3085">
            <text:p>Dieudonne</text:p>
          </table:table-cell>
          <table:table-cell office:string-value="36.0h CM" office:value-type="string" table:number-rows-spanned="1" table:style-name="a283966">
            <text:p>36.0h CM</text:p>
          </table:table-cell>
          <table:table-cell table:number-rows-spanned="1" table:style-name="afe59e8"/>
          <table:table-cell table:number-rows-spanned="1" table:style-name="a3166a4"/>
          <table:table-cell table:number-rows-spanned="1" table:style-name="a424af6"/>
          <table:table-cell table:number-rows-spanned="1" table:style-name="aa1f0db"/>
          <table:table-cell table:number-rows-spanned="1" table:style-name="a9b8ca5"/>
          <table:table-cell table:number-rows-spanned="1" table:style-name="a1b6fd0"/>
          <table:table-cell table:number-rows-spanned="1" table:style-name="aee8a09"/>
          <table:table-cell table:number-rows-spanned="1" table:style-name="aefd624"/>
          <table:table-cell table:number-rows-spanned="1"/>
          <table:table-cell office:string-value="Outils en informatique- Initiation à la recherche opérationnelle avec Excel" office:value-type="string" table:number-rows-spanned="1" table:style-name="a213773">
            <text:p>Outils en informatique- Initiation à la recherche opérationnelle avec Excel</text:p>
          </table:table-cell>
          <table:table-cell office:string-value="A1DEM14" office:value-type="string" table:number-rows-spanned="1" table:style-name="aa39b73">
            <text:p>A1DEM14</text:p>
          </table:table-cell>
          <table:table-cell office:string-value="Mayag" office:value-type="string" table:number-rows-spanned="1" table:style-name="a5f0349">
            <text:p>Mayag</text:p>
          </table:table-cell>
          <table:table-cell office:string-value="Mayag CMBelhoulJamainMagnoucheMouhoubHaddad" office:value-type="string" table:number-rows-spanned="1" table:style-name="a49244a">
            <text:p>Mayag CMBelhoulJamainMagnoucheMouhoubHaddad</text:p>
          </table:table-cell>
          <table:table-cell office:string-value="3.0h CM" office:value-type="string" table:number-rows-spanned="1" table:style-name="a7deabf">
            <text:p>3.0h CM</text:p>
          </table:table-cell>
          <table:table-cell table:number-rows-spanned="1" table:style-name="a0b7734"/>
          <table:table-cell office:string-value="12.0h TP" office:value-type="string" table:number-rows-spanned="1" table:style-name="a705d29">
            <text:p>12.0h TP</text:p>
          </table:table-cell>
          <table:table-cell office:string-value="6" office:value-type="string" table:number-rows-spanned="1" table:style-name="a8b9465">
            <text:p>6</text:p>
          </table:table-cell>
          <table:table-cell table:number-rows-spanned="1" table:style-name="a7aba9b"/>
          <table:table-cell table:number-rows-spanned="1" table:style-name="aaf3d43"/>
          <table:table-cell table:number-rows-spanned="1" table:style-name="a2af673"/>
          <table:table-cell table:number-rows-spanned="1" table:style-name="a2b6204"/>
          <table:table-cell table:number-rows-spanned="1" table:style-name="ad2daf4"/>
        </table:table-row>
        <table:table-row>
          <table:table-cell/>
          <table:table-cell office:string-value="Organisation des entreprisess" office:value-type="string" table:number-rows-spanned="1" table:style-name="abee75a">
            <text:p>Organisation des entreprisess</text:p>
          </table:table-cell>
          <table:table-cell office:string-value="A1DEM07" office:value-type="string" table:number-rows-spanned="1" table:style-name="ac6c300">
            <text:p>A1DEM07</text:p>
          </table:table-cell>
          <table:table-cell office:string-value="Servel" office:value-type="string" table:number-rows-spanned="1" table:style-name="ac9f551">
            <text:p>Servel</text:p>
          </table:table-cell>
          <table:table-cell office:string-value="Carcassonne CMServel CMZouanebDiedhiou" office:value-type="string" table:number-rows-spanned="1" table:style-name="a40441a">
            <text:p>Carcassonne CMServel CMZouanebDiedhiou</text:p>
          </table:table-cell>
          <table:table-cell office:string-value="6.0h CM" office:value-type="string" table:number-rows-spanned="1" table:style-name="a301dc9">
            <text:p>6.0h CM</text:p>
          </table:table-cell>
          <table:table-cell office:string-value="30.0h TD" office:value-type="string" table:number-rows-spanned="1" table:style-name="aefe312">
            <text:p>30.0h TD</text:p>
          </table:table-cell>
          <table:table-cell table:number-rows-spanned="1" table:style-name="a7e9f9b"/>
          <table:table-cell office:string-value="2 TD" office:value-type="string" table:number-rows-spanned="1" table:style-name="ae91468">
            <text:p>2 TD</text:p>
          </table:table-cell>
          <table:table-cell table:number-rows-spanned="1" table:style-name="a61bd27"/>
          <table:table-cell table:number-rows-spanned="1" table:style-name="ad4cd59"/>
          <table:table-cell table:number-rows-spanned="1" table:style-name="ad5e1ff"/>
          <table:table-cell table:number-rows-spanned="1" table:style-name="a3a6987"/>
          <table:table-cell table:number-rows-spanned="1" table:style-name="ab979a0"/>
          <table:table-cell table:number-rows-spanned="1"/>
          <table:table-cell office:string-value="Outils en informatique- Bases de données élémentaires" office:value-type="string" table:number-rows-spanned="1" table:style-name="a659f11">
            <text:p>Outils en informatique- Bases de données élémentaires</text:p>
          </table:table-cell>
          <table:table-cell office:string-value="A1DEM14" office:value-type="string" table:number-rows-spanned="1" table:style-name="a8e5e5a">
            <text:p>A1DEM14</text:p>
          </table:table-cell>
          <table:table-cell office:string-value="Mayag" office:value-type="string" table:number-rows-spanned="1" table:style-name="a6f24d6">
            <text:p>Mayag</text:p>
          </table:table-cell>
          <table:table-cell office:string-value="Mayag CMBelhoulFu LiangliangMonnetArib" office:value-type="string" table:number-rows-spanned="1" table:style-name="a95aae1">
            <text:p>Mayag CMBelhoulFu LiangliangMonnetArib</text:p>
          </table:table-cell>
          <table:table-cell office:string-value="3.0h CM" office:value-type="string" table:number-rows-spanned="1" table:style-name="a821777">
            <text:p>3.0h CM</text:p>
          </table:table-cell>
          <table:table-cell table:number-rows-spanned="1" table:style-name="afa80ae"/>
          <table:table-cell office:string-value="12.0h TP" office:value-type="string" table:number-rows-spanned="1" table:style-name="a011b92">
            <text:p>12.0h TP</text:p>
          </table:table-cell>
          <table:table-cell office:string-value="6" office:value-type="string" table:number-rows-spanned="1" table:style-name="a43b19f">
            <text:p>6</text:p>
          </table:table-cell>
          <table:table-cell table:number-rows-spanned="1" table:style-name="a0aa01f"/>
          <table:table-cell table:number-rows-spanned="1" table:style-name="a3ce448"/>
          <table:table-cell table:number-rows-spanned="1" table:style-name="a3dc4fa"/>
          <table:table-cell table:number-rows-spanned="1" table:style-name="af5ccdf"/>
          <table:table-cell table:number-rows-spanned="1" table:style-name="a08c0b5"/>
        </table:table-row>
        <table:table-row>
          <table:table-cell/>
          <table:table-cell office:string-value="Anglais 1" office:value-type="string" table:number-rows-spanned="1" table:style-name="a536036">
            <text:p>Anglais 1</text:p>
          </table:table-cell>
          <table:table-cell office:string-value="A1DEM05" office:value-type="string" table:number-rows-spanned="1" table:style-name="a227a41">
            <text:p>A1DEM05</text:p>
          </table:table-cell>
          <table:table-cell office:string-value="Bourrel" office:value-type="string" table:number-rows-spanned="1" table:style-name="aa4d474">
            <text:p>Bourrel</text:p>
          </table:table-cell>
          <table:table-cell office:string-value="Lytle-HassanCountchamJoyceRoquePattieWhitesideLevy-Alimi" office:value-type="string" table:number-rows-spanned="1" table:style-name="a9f4413">
            <text:p>Lytle-HassanCountchamJoyceRoquePattieWhitesideLevy-Alimi</text:p>
          </table:table-cell>
          <table:table-cell table:number-rows-spanned="1" table:style-name="a630a83"/>
          <table:table-cell office:string-value="18.0h CMTD" office:value-type="string" table:number-rows-spanned="1" table:style-name="af3a67c">
            <text:p>18.0h CMTD</text:p>
          </table:table-cell>
          <table:table-cell table:number-rows-spanned="1" table:style-name="ab4804d"/>
          <table:table-cell office:string-value="12" office:value-type="string" table:number-rows-spanned="1" table:style-name="a25e230">
            <text:p>12</text:p>
          </table:table-cell>
          <table:table-cell table:number-rows-spanned="1" table:style-name="a9c0dce"/>
          <table:table-cell table:number-rows-spanned="1" table:style-name="a159825"/>
          <table:table-cell table:number-rows-spanned="1" table:style-name="a2e4dad"/>
          <table:table-cell table:number-rows-spanned="1" table:style-name="afd02d7"/>
          <table:table-cell table:number-rows-spanned="1" table:style-name="abddd66"/>
          <table:table-cell table:number-rows-spanned="1"/>
          <table:table-cell office:string-value="Macroéconomie : analyse de long terme" office:value-type="string" table:number-rows-spanned="1" table:style-name="a57dfb5">
            <text:p>Macroéconomie : analyse de long terme</text:p>
          </table:table-cell>
          <table:table-cell office:string-value="A1DEM12" office:value-type="string" table:number-rows-spanned="1" table:style-name="a679fbb">
            <text:p>A1DEM12</text:p>
          </table:table-cell>
          <table:table-cell office:string-value="Chagny" office:value-type="string" table:number-rows-spanned="1" table:style-name="a056a6c">
            <text:p>Chagny</text:p>
          </table:table-cell>
          <table:table-cell office:string-value="Chagny CMLorreLaffineur" office:value-type="string" table:number-rows-spanned="1" table:style-name="a3961e9">
            <text:p>Chagny CMLorreLaffineur</text:p>
          </table:table-cell>
          <table:table-cell office:string-value="19.5h CM" office:value-type="string" table:number-rows-spanned="1" table:style-name="ace3e47">
            <text:p>19.5h CM</text:p>
          </table:table-cell>
          <table:table-cell office:string-value="19.5h TD" office:value-type="string" table:number-rows-spanned="1" table:style-name="a901b15">
            <text:p>19.5h TD</text:p>
          </table:table-cell>
          <table:table-cell table:number-rows-spanned="1" table:style-name="aede70c"/>
          <table:table-cell office:string-value="6" office:value-type="string" table:number-rows-spanned="1" table:style-name="aa20e41">
            <text:p>6</text:p>
          </table:table-cell>
          <table:table-cell table:number-rows-spanned="1" table:style-name="a530f68"/>
          <table:table-cell table:number-rows-spanned="1" table:style-name="a3d0257"/>
          <table:table-cell table:number-rows-spanned="1" table:style-name="a486ccc"/>
          <table:table-cell table:number-rows-spanned="1" table:style-name="afd8abd"/>
          <table:table-cell table:number-rows-spanned="1" table:style-name="a3a9a3e"/>
        </table:table-row>
        <table:table-row>
          <table:table-cell/>
          <table:table-cell office:string-value="LV2 (Allemand / Espagnol)" office:value-type="string" table:number-rows-spanned="1" table:style-name="a54d851">
            <text:p>LV2 (Allemand / Espagnol)</text:p>
          </table:table-cell>
          <table:table-cell office:string-value="A1ALL01A1ESP01" office:value-type="string" table:number-rows-spanned="1" table:style-name="a8f07df">
            <text:p>A1ALL01A1ESP01</text:p>
          </table:table-cell>
          <table:table-cell office:string-value="Quinchon-CaudalAmisse" office:value-type="string" table:number-rows-spanned="1" table:style-name="aa208d9">
            <text:p>Quinchon-CaudalAmisse</text:p>
          </table:table-cell>
          <table:table-cell office:string-value="TudoranBarrera GuarinJareno Gila" office:value-type="string" table:number-rows-spanned="1" table:style-name="a0d6430">
            <text:p>TudoranBarrera GuarinJareno Gila</text:p>
          </table:table-cell>
          <table:table-cell table:number-rows-spanned="1" table:style-name="ad3775f"/>
          <table:table-cell office:string-value="18.0h TD" office:value-type="string" table:number-rows-spanned="1" table:style-name="a481de8">
            <text:p>18.0h TD</text:p>
          </table:table-cell>
          <table:table-cell table:number-rows-spanned="1" table:style-name="a7205f3"/>
          <table:table-cell office:string-value="2 all3 esp" office:value-type="string" table:number-rows-spanned="1" table:style-name="af33b53">
            <text:p>2 all3 esp</text:p>
          </table:table-cell>
          <table:table-cell table:number-rows-spanned="1" table:style-name="a0021de"/>
          <table:table-cell table:number-rows-spanned="1" table:style-name="a58894e"/>
          <table:table-cell table:number-rows-spanned="1" table:style-name="a54a02d"/>
          <table:table-cell table:number-rows-spanned="1" table:style-name="a791bbb"/>
          <table:table-cell table:number-rows-spanned="1" table:style-name="a6874cd"/>
          <table:table-cell table:number-rows-spanned="1"/>
          <table:table-cell office:string-value="Anglais 2" office:value-type="string" table:number-rows-spanned="1" table:style-name="ab0ed26">
            <text:p>Anglais 2</text:p>
          </table:table-cell>
          <table:table-cell office:string-value="A1DEM13" office:value-type="string" table:number-rows-spanned="1" table:style-name="ad4ea85">
            <text:p>A1DEM13</text:p>
          </table:table-cell>
          <table:table-cell office:string-value="Bourrel" office:value-type="string" table:number-rows-spanned="1" table:style-name="a84f14b">
            <text:p>Bourrel</text:p>
          </table:table-cell>
          <table:table-cell office:string-value="Lytle-HassanCountchamJoyceRoquePattieWhitesideOrgeret" office:value-type="string" table:number-rows-spanned="1" table:style-name="aeeafa7">
            <text:p>Lytle-HassanCountchamJoyceRoquePattieWhitesideOrgeret</text:p>
          </table:table-cell>
          <table:table-cell table:number-rows-spanned="1" table:style-name="a447e9c"/>
          <table:table-cell office:string-value="19.5h CMTD" office:value-type="string" table:number-rows-spanned="1" table:style-name="a7bfec0">
            <text:p>19.5h CMTD</text:p>
          </table:table-cell>
          <table:table-cell table:number-rows-spanned="1" table:style-name="a55b701"/>
          <table:table-cell office:string-value="12" office:value-type="string" table:number-rows-spanned="1" table:style-name="af5d47b">
            <text:p>12</text:p>
          </table:table-cell>
          <table:table-cell table:number-rows-spanned="1" table:style-name="a6d7d2f"/>
          <table:table-cell table:number-rows-spanned="1" table:style-name="a16efe1"/>
          <table:table-cell table:number-rows-spanned="1" table:style-name="a98483c"/>
          <table:table-cell table:number-rows-spanned="1" table:style-name="ad1fe23"/>
          <table:table-cell table:number-rows-spanned="1" table:style-name="ae80d6e"/>
        </table:table-row>
        <table:table-row>
          <table:table-cell/>
          <table:table-cell office:string-value="Anglais soutien S1" office:value-type="string" table:number-rows-spanned="1" table:style-name="a4bccc3">
            <text:p>Anglais soutien S1</text:p>
          </table:table-cell>
          <table:table-cell office:string-value="A1SOU01" office:value-type="string" table:number-rows-spanned="1" table:style-name="a34db7b">
            <text:p>A1SOU01</text:p>
          </table:table-cell>
          <table:table-cell office:string-value="Bourrel" office:value-type="string" table:number-rows-spanned="1" table:style-name="a251455">
            <text:p>Bourrel</text:p>
          </table:table-cell>
          <table:table-cell office:string-value="Joyce" office:value-type="string" table:number-rows-spanned="1" table:style-name="ab12b2c">
            <text:p>Joyce</text:p>
          </table:table-cell>
          <table:table-cell table:number-rows-spanned="1" table:style-name="a3c3494"/>
          <table:table-cell office:string-value="19.5h TD" office:value-type="string" table:number-rows-spanned="1" table:style-name="a6201b7">
            <text:p>19.5h TD</text:p>
          </table:table-cell>
          <table:table-cell table:number-rows-spanned="1" table:style-name="a384f34"/>
          <table:table-cell office:string-value="1" office:value-type="string" table:number-rows-spanned="1" table:style-name="af7fed9">
            <text:p>1</text:p>
          </table:table-cell>
          <table:table-cell table:number-rows-spanned="1" table:style-name="a30c2ec"/>
          <table:table-cell table:number-rows-spanned="1" table:style-name="a4022e8"/>
          <table:table-cell table:number-rows-spanned="1" table:style-name="a866f79"/>
          <table:table-cell table:number-rows-spanned="1" table:style-name="ac456c0"/>
          <table:table-cell table:number-rows-spanned="1" table:style-name="a1271e7"/>
          <table:table-cell table:number-rows-spanned="1"/>
          <table:table-cell office:string-value="LV2 (Allemand / Espagnol)" office:value-type="string" table:number-rows-spanned="1" table:style-name="a940ba8">
            <text:p>LV2 (Allemand / Espagnol)</text:p>
          </table:table-cell>
          <table:table-cell office:string-value="" office:value-type="string" table:number-rows-spanned="1" table:style-name="a962478">
            <text:p/>
          </table:table-cell>
          <table:table-cell table:number-rows-spanned="1" table:style-name="a18db82"/>
          <table:table-cell table:number-rows-spanned="1" table:style-name="af5998b"/>
          <table:table-cell table:number-rows-spanned="1" table:style-name="abf0800"/>
          <table:table-cell office:string-value="19.5h TD" office:value-type="string" table:number-rows-spanned="1" table:style-name="a21a409">
            <text:p>19.5h TD</text:p>
          </table:table-cell>
          <table:table-cell table:number-rows-spanned="1" table:style-name="aace426"/>
          <table:table-cell office:string-value="2 all3 esp" office:value-type="string" table:number-rows-spanned="1" table:style-name="acc2fb3">
            <text:p>2 all3 esp</text:p>
          </table:table-cell>
          <table:table-cell table:number-rows-spanned="1" table:style-name="a8e3f19"/>
          <table:table-cell table:number-rows-spanned="1" table:style-name="a0cd19b"/>
          <table:table-cell table:number-rows-spanned="1" table:style-name="aeba7d8"/>
          <table:table-cell table:number-rows-spanned="1" table:style-name="a20613d"/>
          <table:table-cell table:number-rows-spanned="1" table:style-name="a56e0dc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f00183">
            <text:p>Anglais soutien S2</text:p>
          </table:table-cell>
          <table:table-cell office:string-value="A1SOU02" office:value-type="string" table:number-rows-spanned="1" table:style-name="afb1868">
            <text:p>A1SOU02</text:p>
          </table:table-cell>
          <table:table-cell office:string-value="Bourrel" office:value-type="string" table:number-rows-spanned="1" table:style-name="a2aeca0">
            <text:p>Bourrel</text:p>
          </table:table-cell>
          <table:table-cell office:string-value="Joyce" office:value-type="string" table:number-rows-spanned="1" table:style-name="ab373a6">
            <text:p>Joyce</text:p>
          </table:table-cell>
          <table:table-cell table:number-rows-spanned="1" table:style-name="a2c10e7"/>
          <table:table-cell office:string-value="19.5h TD" office:value-type="string" table:number-rows-spanned="1" table:style-name="a1cc7dd">
            <text:p>19.5h TD</text:p>
          </table:table-cell>
          <table:table-cell table:number-rows-spanned="1" table:style-name="aaabc3d"/>
          <table:table-cell office:string-value="1" office:value-type="string" table:number-rows-spanned="1" table:style-name="a393e59">
            <text:p>1</text:p>
          </table:table-cell>
          <table:table-cell table:number-rows-spanned="1" table:style-name="ae776a7"/>
          <table:table-cell table:number-rows-spanned="1" table:style-name="a1354e1"/>
          <table:table-cell table:number-rows-spanned="1" table:style-name="a2b0404"/>
          <table:table-cell table:number-rows-spanned="1" table:style-name="a5275b6"/>
          <table:table-cell table:number-rows-spanned="1" table:style-name="ac0902a"/>
        </table:table-row>
        <table:table-row>
          <table:table-cell/>
          <table:table-cell office:string-value="COMMENTAIRES" office:value-type="string" table:number-rows-spanned="1" table:style-name="a227683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337f91">
            <text:p>DROIT C2I</text:p>
          </table:table-cell>
          <table:table-cell office:string-value="A0MID21" office:value-type="string" table:number-rows-spanned="1" table:style-name="a4487ce">
            <text:p>A0MID21</text:p>
          </table:table-cell>
          <table:table-cell table:number-rows-spanned="1" table:style-name="ab44712"/>
          <table:table-cell office:string-value="Batusanski" office:value-type="string" table:number-rows-spanned="1" table:style-name="a12d3eb">
            <text:p>Batusanski</text:p>
          </table:table-cell>
          <table:table-cell office:string-value="18.0h CM" office:value-type="string" table:number-rows-spanned="1" table:style-name="aafa090">
            <text:p>18.0h CM</text:p>
          </table:table-cell>
          <table:table-cell table:number-rows-spanned="1" table:style-name="aa854a4"/>
          <table:table-cell table:number-rows-spanned="1" table:style-name="af11a4e"/>
          <table:table-cell office:string-value="1" office:value-type="string" table:number-rows-spanned="1" table:style-name="af7d3d8">
            <text:p>1</text:p>
          </table:table-cell>
          <table:table-cell table:number-rows-spanned="1" table:style-name="a097c6e"/>
          <table:table-cell table:number-rows-spanned="1" table:style-name="a8176c6"/>
          <table:table-cell table:number-rows-spanned="1" table:style-name="a98a52d"/>
          <table:table-cell table:number-rows-spanned="1" table:style-name="aa03990"/>
          <table:table-cell table:number-rows-spanned="1" table:style-name="a5bad59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30a9e9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23T18:01:59Z</dc:date>
    <meta:print-date>2016-05-10T12:40:45Z</meta:print-date>
  </office:meta>
</office:document-meta>
</file>